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14.17mm"/>
    </style:style>
    <style:style style:name="co4" style:family="table-column">
      <style:table-column-properties fo:break-before="auto" style:column-width="85.73mm"/>
    </style:style>
    <style:style style:name="co5" style:family="table-column">
      <style:table-column-properties fo:break-before="auto" style:column-width="35.35mm"/>
    </style:style>
    <style:style style:name="co6" style:family="table-column">
      <style:table-column-properties fo:break-before="auto" style:column-width="48.97mm"/>
    </style:style>
    <style:style style:name="co7" style:family="table-column">
      <style:table-column-properties fo:break-before="auto" style:column-width="478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0.28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3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date" office:date-value="2019-09-18" calcext:value-type="date">
            <text:p>18/09/19</text:p>
          </table:table-cell>
          <table:table-cell office:value-type="string" calcext:value-type="string">
            <text:p>Reassembling Shredded Document Stripes Using Word-path Metric and Greedy Composition Optimal Matching Solver</text:p>
          </table:table-cell>
          <table:table-cell office:value-type="string" calcext:value-type="string">
            <text:p>character/word  detection</text:p>
            <text:p>First use low level pixel metric to find likely matches</text:p>
            <text:p>word compatibility  estimation  metric</text:p>
            <text:p>Greedy  Composition  and  Optimal  Matching 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NC=#{correct pairs}/n−1</text:p>
          </table:table-cell>
          <table:table-cell office:value-type="string" calcext:value-type="string">
            <text:p><text:a xlink:href="https://ieeexplore.ieee.org/stamp/stamp.jsp?tp=&amp;arnumber=8844125" xlink:type="simple">https://ieeexplore.ieee.org/stamp/stamp.jsp?tp=&amp;arnumber=8844125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date" office:date-value="2019-10-01" calcext:value-type="date">
            <text:p>01/10/19</text:p>
          </table:table-cell>
          <table:table-cell office:value-type="string" calcext:value-type="string">
            <text:p>Reconstructing Colored Strip-Shredded Documents based on the Hungarians Algorithm</text:p>
          </table:table-cell>
          <table:table-cell office:value-type="string" calcext:value-type="string">
            <text:p>Do match for every strip – pixel difference of</text:p>
            <text:p>each row – to give matrix n X n</text:p>
            <text:p>Spilt into disjoint groups – left and right edge</text:p>
            <text:p>Use hungarian to get best ordering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Accuracy function finds</text:p>
            <text:p> The ratio of the corrected</text:p>
            <text:p> positioned shreds to the </text:p>
            <text:p>Number of all shreds</text:p>
          </table:table-cell>
          <table:table-cell office:value-type="string" calcext:value-type="string">
            <text:p><text:a xlink:href="https://www.researchgate.net/profile/Azzam_Sleit/publication/337786879_Reconstructing_Colored_Strip-Shredded_Documents_based_on_the_Hungarians_Algorithm/links/5deceb6b4585159aa46d4cad/Reconstructing-Colored-Strip-Shredded-Documents-based-on-the-Hungarians-Algorithm.pdf" xlink:type="simple">https://www.researchgate.net/profile/Azzam_Sleit/publication/337786879_Reconstructing_Colored_Strip-Shredded_Documents_based_on_the_Hungarians_Algorithm/links/5deceb6b4585159aa46d4cad/Reconstructing-Colored-Strip-Shredded-Documents-based-on-the-Hungarians-Algorithm.pdf</text:a>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date" office:date-value="2019-08-01" calcext:value-type="date">
            <text:p>01/08/19</text:p>
          </table:table-cell>
          <table:table-cell office:value-type="string" calcext:value-type="string">
            <text:p>A solution to reconstruct cross-cut shredded text documents based on constrained seed K-means algorithm and ant colony algorithm</text:p>
          </table:table-cell>
          <table:table-cell office:value-type="string" calcext:value-type="string">
            <text:p>Create vector of fragment row intensity</text:p>
            <text:p>Do constrained k means to group together </text:p>
            <text:p>Fragments in same row</text:p>
            <text:p>Ant colony optimisation to order row</text:p>
            <text:p>Use vectors of rows to order</text:p>
          </table:table-cell>
          <table:table-cell office:value-type="string" calcext:value-type="string">
            <text:p>Cross-cut</text:p>
          </table:table-cell>
          <table:table-cell office:value-type="string" calcext:value-type="string">
            <text:p>P = 1- ((FN + FP))/</text:p>
            <text:p>TP+TN+FP+FN</text:p>
            <text:p>For matrix see paper</text:p>
          </table:table-cell>
          <table:table-cell office:value-type="string" calcext:value-type="string">
            <text:p><text:a xlink:href="https://www.sciencedirect.com/science/article/pii/S0957417419301538" xlink:type="simple">https://www.sciencedirect.com/science/article/pii/S0957417419301538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date" office:date-value="2017-09-13" calcext:value-type="date">
            <text:p>13/09/17</text:p>
          </table:table-cell>
          <table:table-cell office:value-type="string" calcext:value-type="string">
            <text:p>Physical match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arbritary</text:p>
          </table:table-cell>
          <table:table-cell/>
          <table:table-cell office:value-type="string" calcext:value-type="string">
            <text:p>(on disk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deep learning-based compatibility score for reconstruction of strip-shredded text documents</text:p>
          </table:table-cell>
          <table:table-cell office:value-type="string" calcext:value-type="string">
            <text:p>deep learning used for similarity 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QC=1/(N−1)N−1∑i=1F(i,i+ 1)</text:p>
            <text:p>F=compatibility is highest in</text:p>
            <text:p>Ith row and column</text:p>
          </table:table-cell>
          <table:table-cell office:value-type="string" calcext:value-type="string">
            <text:p><text:a xlink:href="http://sibgrapi.sid.inpe.br/col/sid.inpe.br/sibgrapi/2018/09.03.21.36/doc/Paper%20ID%2088.pdf" xlink:type="simple">http://sibgrapi.sid.inpe.br/col/sid.inpe.br/sibgrapi/2018/09.03.21.36/doc/Paper%20ID%2088.pdf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SHREDDED SIGNAL RECONSTRUCTION VIA SPARSITY ENHANCEMENT</text:p>
          </table:table-cell>
          <table:table-cell office:value-type="string" calcext:value-type="string">
            <text:p>not a clue -seems to use dct</text:p>
          </table:table-cell>
          <table:table-cell office:value-type="string" calcext:value-type="string">
            <text:p>strip (non-convex)</text:p>
          </table:table-cell>
          <table:table-cell/>
          <table:table-cell office:value-type="string" calcext:value-type="string">
            <text:p><text:a xlink:href="https://msol.people.uic.edu/papers/shredded_icassp.pdf" xlink:type="simple">https://msol.people.uic.edu/papers/shredded_icassp.pdf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ploring Character Shapes for UnsupervisedReconstruction of Strip-ShreddedText Documents</text:p>
          </table:table-cell>
          <table:table-cell office:value-type="string" calcext:value-type="string">
            <text:p>Extract characters – separate into inner</text:p>
            <text:p>And outer(edge)</text:p>
            <text:p>Make words and see how many are recognised</text:p>
            <text:p>By OCR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Ngroups =Count number of </text:p>
            <text:p>Correctly ordered strips</text:p>
            <text:p>Accuracy = 1- (n-Ngroups))/</text:p>
            <text:p>                        n-1</text:p>
          </table:table-cell>
          <table:table-cell office:value-type="string" calcext:value-type="string">
            <text:p><text:a xlink:href="https://ieeexplore.ieee.org/stamp/stamp.jsp?tp=&amp;arnumber=8565900" xlink:type="simple">https://ieeexplore.ieee.org/stamp/stamp.jsp?tp=&amp;arnumber=8565900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pipeline for reconstructing cross-shredded English document</text:p>
          </table:table-cell>
          <table:table-cell office:value-type="string" calcext:value-type="string">
            <text:p>cluster first</text:p>
          </table:table-cell>
          <table:table-cell office:value-type="string" calcext:value-type="string">
            <text:p>strip and crossshred</text:p>
          </table:table-cell>
          <table:table-cell/>
          <table:table-cell office:value-type="string" calcext:value-type="string">
            <text:p>(on disk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redded document reconstruction using MPEG-7standard descriptors</text:p>
          </table:table-cell>
          <table:table-cell/>
          <table:table-cell office:value-type="string" calcext:value-type="string">
            <text:p>strip</text:p>
          </table:table-cell>
          <table:table-cell office:value-type="string" calcext:value-type="string">
            <text:p>Precision-recall</text:p>
          </table:table-cell>
          <table:table-cell office:value-type="string" calcext:value-type="string">
            <text:p><text:a xlink:href="https://citeseerx.ist.psu.edu/viewdoc/download?doi=10.1.1.178.3078&amp;rep=rep1&amp;type=pdf" xlink:type="simple">https://citeseerx.ist.psu.edu/viewdoc/download?doi=10.1.1.178.3078&amp;rep=rep1&amp;type=pdf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CUMENT RECONSTRUCTION USING DYNAMIC PROGRAMMING</text:p>
          </table:table-cell>
          <table:table-cell office:value-type="string" calcext:value-type="string">
            <text:p><text:span text:style-name="T1">Shape - </text:span></text:p>
            <text:p><text:span text:style-name="T1">Polygonal approximation</text:span></text:p>
            <text:p><text:span text:style-name="T1">Match with dynamic programming</text:span></text:p>
            <text:p><text:span text:style-name="T1">Find optimal with Prims algorithm</text:span></text:p>
          </table:table-cell>
          <table:table-cell office:value-type="string" calcext:value-type="string">
            <text:p>arbritary</text:p>
          </table:table-cell>
          <table:table-cell/>
          <table:table-cell office:value-type="string" calcext:value-type="string">
            <text:p><text:a xlink:href="https://en.etsmtl.ca/ETS/media/ImagesETS/Labo/LIVIA/Publications/2009/Pimenta_ICASSP_2009.pdf" xlink:type="simple">https://en.etsmtl.ca/ETS/media/ImagesETS/Labo/LIVIA/Publications/2009/Pimenta_ICASSP_2009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2:07:32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12:00.142000000</meta:creation-date>
    <dc:date>2020-02-20T12:08:36.424000000</dc:date>
    <meta:editing-duration>P5DT10H38M53S</meta:editing-duration>
    <meta:editing-cycles>7</meta:editing-cycles>
    <meta:generator>LibreOffice/6.0.3.2$Windows_X86_64 LibreOffice_project/8f48d515416608e3a835360314dac7e47fd0b821</meta:generator>
    <meta:document-statistic meta:table-count="1" meta:cell-count="65" meta:object-count="0"/>
  </office:meta>
</office:document-meta>
</file>